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Sans" svg:font-family="DejaVuSans" style:font-pitch="variable"/>
    <style:font-face style:name="Liberation Serif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3cm" svg:stroke-color="#000000" draw:stroke-linejoin="miter" svg:stroke-linecap="butt" draw:fill="solid" draw:fill-color="#ffffff" fo:padding-top="0.021cm" fo:padding-bottom="0.021cm" fo:padding-left="0.021cm" fo:padding-right="0.021cm"/>
    </style:style>
    <style:style style:name="gr2" style:family="graphic" style:parent-style-name="standard">
      <style:graphic-properties draw:stroke="solid" svg:stroke-width="0.029cm" svg:stroke-color="#ff0000" draw:stroke-linejoin="miter" svg:stroke-linecap="butt" draw:fill="solid" draw:fill-color="#ffd1d1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52cm" svg:stroke-color="#0000ff" draw:stroke-linejoin="miter" svg:stroke-linecap="butt" draw:fill="solid" draw:fill-color="#cacaff" fo:padding-top="0.026cm" fo:padding-bottom="0.026cm" fo:padding-left="0.026cm" fo:padding-right="0.026cm"/>
    </style:style>
    <style:style style:name="gr6" style:family="graphic" style:parent-style-name="standard">
      <style:graphic-properties draw:stroke="solid" svg:stroke-width="0.031cm" svg:stroke-color="#0000ff" draw:stroke-linejoin="miter" svg:stroke-linecap="butt" draw:fill="solid" draw:fill-color="#cacaff" fo:padding-top="0.015cm" fo:padding-bottom="0.015cm" fo:padding-left="0.015cm" fo:padding-right="0.01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e6e6e6"/>
    </style:style>
    <style:style style:name="gr9" style:family="graphic" style:parent-style-name="standard">
      <style:graphic-properties draw:stroke="solid" svg:stroke-width="0.031cm" svg:stroke-color="#000000" draw:stroke-linejoin="miter" svg:stroke-linecap="butt" draw:fill="solid" draw:fill-color="#e6e6e6" fo:padding-top="0.015cm" fo:padding-bottom="0.015cm" fo:padding-left="0.015cm" fo:padding-right="0.015cm"/>
    </style:style>
    <style:style style:name="gr10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solid" svg:stroke-width="0.015cm" svg:stroke-color="#000000" draw:stroke-linejoin="miter" svg:stroke-linecap="butt" draw:fill="solid" draw:fill-color="#000000" fo:padding-top="0.007cm" fo:padding-bottom="0.007cm" fo:padding-left="0.007cm" fo:padding-right="0.007cm"/>
    </style:style>
    <style:style style:name="gr12" style:family="graphic" style:parent-style-name="standard">
      <style:graphic-properties draw:stroke="solid" svg:stroke-width="0.028cm" svg:stroke-color="#0000ff" draw:stroke-linejoin="miter" svg:stroke-linecap="butt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solid" svg:stroke-width="0.019cm" svg:stroke-color="#0000ff" draw:stroke-linejoin="round" svg:stroke-linecap="butt" draw:fill="solid" draw:fill-color="#0000ff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0.4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3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2cm" svg:stroke-color="#ff0000" draw:stroke-linejoin="miter" svg:stroke-linecap="butt" draw:fill="none" fo:padding-top="0.01cm" fo:padding-bottom="0.01cm" fo:padding-left="0.01cm" fo:padding-right="0.01cm"/>
    </style:style>
    <style:style style:name="gr18" style:family="graphic" style:parent-style-name="standard">
      <style:graphic-properties draw:stroke="solid" svg:stroke-width="0.022cm" svg:stroke-color="#ff0000" draw:stroke-linejoin="miter" svg:stroke-linecap="butt" draw:fill="solid" draw:fill-color="#ff0000" fo:padding-top="0.011cm" fo:padding-bottom="0.011cm" fo:padding-left="0.011cm" fo:padding-right="0.011cm"/>
    </style:style>
    <style:style style:name="gr19" style:family="graphic" style:parent-style-name="standard">
      <style:graphic-properties draw:stroke="solid" svg:stroke-width="0.014cm" svg:stroke-color="#ff0000" draw:stroke-linejoin="round" svg:stroke-linecap="butt" draw:fill="solid" draw:fill-color="#ff0000" fo:padding-top="0.007cm" fo:padding-bottom="0.007cm" fo:padding-left="0.007cm" fo:padding-right="0.007cm"/>
    </style:style>
    <style:style style:name="gr20" style:family="graphic" style:parent-style-name="standard">
      <style:graphic-properties draw:stroke="solid" svg:stroke-width="0.026cm" svg:stroke-color="#ff0000" draw:stroke-linejoin="miter" svg:stroke-linecap="butt" draw:fill="none" fo:padding-top="0.013cm" fo:padding-bottom="0.013cm" fo:padding-left="0.013cm" fo:padding-right="0.013cm"/>
    </style:style>
    <style:style style:name="gr21" style:family="graphic" style:parent-style-name="standard">
      <style:graphic-properties draw:stroke="solid" svg:stroke-width="0.028cm" svg:stroke-color="#ff0000" draw:stroke-linejoin="miter" svg:stroke-linecap="butt" draw:fill="solid" draw:fill-color="#ff0000" fo:padding-top="0.014cm" fo:padding-bottom="0.014cm" fo:padding-left="0.014cm" fo:padding-right="0.014cm"/>
    </style:style>
    <style:style style:name="gr22" style:family="graphic" style:parent-style-name="standard">
      <style:graphic-properties draw:stroke="solid" svg:stroke-width="0.018cm" svg:stroke-color="#ff0000" draw:stroke-linejoin="round" svg:stroke-linecap="butt" draw:fill="solid" draw:fill-color="#ff0000" fo:padding-top="0.009cm" fo:padding-bottom="0.009cm" fo:padding-left="0.009cm" fo:padding-right="0.009cm"/>
    </style:style>
    <style:style style:name="gr23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d1d1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P5" style:family="paragraph">
      <loext:graphic-properties draw:fill="none"/>
      <style:paragraph-properties fo:text-align="start" style:writing-mode="lr-tb"/>
      <style:text-properties fo:font-size="11.1999998092651pt" style:font-size-asian="11.1999998092651pt" style:font-size-complex="11.1999998092651pt"/>
    </style:style>
    <style:style style:name="P6" style:family="paragraph">
      <loext:graphic-properties draw:fill="solid" draw:fill-color="#cacaff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solid" draw:fill-color="#e6e6e6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0000ff"/>
    </style:style>
    <style:style style:name="P12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15" style:family="paragraph">
      <loext:graphic-properties draw:fill="solid" draw:fill-color="#ff0000"/>
    </style:style>
    <style:style style:name="T1" style:family="text">
      <style:text-properties fo:color="#000000" style:font-name="DejaVuSans1" fo:font-size="11.1999998092651pt" style:font-size-asian="11.1999998092651pt" style:font-name-complex="DejaVuSans1" style:font-size-complex="11.1999998092651pt"/>
    </style:style>
    <style:style style:name="T2" style:family="text">
      <style:text-properties fo:color="#000000" style:font-name="DejaVuSans1" fo:font-size="8pt" style:font-size-asian="8pt" style:font-name-complex="DejaVuSans1" style:font-size-complex="8pt"/>
    </style:style>
    <style:style style:name="T3" style:family="text">
      <style:text-properties fo:color="#000000" style:font-name="DejaVuSans1" fo:font-size="14.6999998092651pt" style:font-size-asian="14.6999998092651pt" style:font-name-complex="DejaVuSans1" style:font-size-complex="14.6999998092651pt" style:text-scale="91%"/>
    </style:style>
    <style:style style:name="T4" style:family="text">
      <style:text-properties fo:color="#000000" style:font-name="DejaVuSans1" fo:font-size="12pt" style:font-size-asian="12pt" style:font-name-complex="DejaVuSans1" style:font-size-complex="12pt"/>
    </style:style>
    <style:style style:name="T5" style:family="text">
      <style:text-properties fo:color="#000000" style:font-name="DejaVuSans1" fo:font-size="9.39999961853027pt" style:font-size-asian="9.39999961853027pt" style:font-name-complex="DejaVuSans1" style:font-size-complex="9.399999618530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392cm" svg:height="8.062cm" svg:x="4.362cm" svg:y="2.684cm" svg:viewBox="0 0 3393 8063" draw:points="0,0 3393,0 3393,8063 0,8063">
          <text:p/>
        </draw:polygon>
        <draw:polygon draw:style-name="gr2" draw:text-style-name="P2" draw:layer="layout" svg:width="1.5cm" svg:height="0.75cm" svg:x="11.899cm" svg:y="8.385cm" svg:viewBox="0 0 1501 751" draw:points="0,0 1501,0 1501,751 0,751">
          <text:p/>
        </draw:polygon>
        <draw:frame draw:style-name="gr3" draw:text-style-name="P4" draw:layer="layout" svg:width="4.113cm" svg:height="0.458cm" svg:x="2.6cm" svg:y="0.242cm">
          <draw:text-box>
            <text:p text:style-name="P3"><text:span text:style-name="T1">39bit </text:span><text:span text:style-name="T1">Virtual </text:span><text:span text:style-name="T1">address</text:span></text:p>
          </draw:text-box>
        </draw:frame>
        <draw:frame draw:style-name="gr4" draw:text-style-name="P5" draw:layer="layout" svg:width="4.7cm" svg:height="0.458cm" svg:x="8.8cm" svg:y="9.742cm">
          <draw:text-box>
            <text:p text:style-name="P3"><text:span text:style-name="T1">56bit </text:span><text:span text:style-name="T1">Physic</text:span><text:span text:style-name="T1">al </text:span><text:span text:style-name="T1">Addres</text:span><text:span text:style-name="T1">s</text:span></text:p>
          </draw:text-box>
        </draw:frame>
        <draw:polygon draw:style-name="gr5" draw:text-style-name="P6" draw:layer="layout" svg:width="3.984cm" svg:height="0.728cm" svg:x="2.064cm" svg:y="1.094cm" svg:viewBox="0 0 3985 729" draw:points="0,0 3985,0 3985,729 0,729">
          <text:p/>
        </draw:polygon>
        <draw:polygon draw:style-name="gr6" draw:text-style-name="P6" draw:layer="layout" svg:width="1.703cm" svg:height="0.748cm" svg:x="6.077cm" svg:y="1.084cm" svg:viewBox="0 0 1704 749" draw:points="0,0 1704,0 1704,749 0,749">
          <text:p/>
        </draw:polygon>
        <draw:frame draw:style-name="gr7" draw:text-style-name="P7" draw:layer="layout" svg:width="0.366cm" svg:height="0.331cm" svg:x="6.631cm" svg:y="0.693cm">
          <draw:text-box>
            <text:p text:style-name="P3"><text:span text:style-name="T2">12</text:span></text:p>
          </draw:text-box>
        </draw:frame>
        <draw:polygon draw:style-name="gr2" draw:text-style-name="P2" draw:layer="layout" svg:width="2.5cm" svg:height="0.75cm" svg:x="9.399cm" svg:y="8.385cm" svg:viewBox="0 0 2501 751" draw:points="0,0 2501,0 2501,751 0,751">
          <text:p/>
        </draw:polygon>
        <draw:frame draw:style-name="gr3" draw:text-style-name="P4" draw:layer="layout" svg:width="1.179cm" svg:height="0.458cm" svg:x="6.227cm" svg:y="1.217cm">
          <draw:text-box>
            <text:p text:style-name="P3"><text:span text:style-name="T1">Oﬀset</text:span></text:p>
          </draw:text-box>
        </draw:frame>
        <draw:polygon draw:style-name="gr8" draw:text-style-name="P8" draw:layer="layout" svg:width="3.25cm" svg:height="0.623cm" svg:x="4.406cm" svg:y="9.529cm" svg:viewBox="0 0 3251 624" draw:points="0,0 3251,0 3251,624 0,624">
          <text:p/>
        </draw:polygon>
        <draw:polygon draw:style-name="gr9" draw:text-style-name="P8" draw:layer="layout" svg:width="3.352cm" svg:height="0.622cm" svg:x="4.406cm" svg:y="8.282cm" svg:viewBox="0 0 3353 623" draw:points="0,0 3353,0 3353,623 0,623">
          <text:p/>
        </draw:polygon>
        <draw:frame draw:style-name="gr7" draw:text-style-name="P7" draw:layer="layout" svg:width="0.366cm" svg:height="0.331cm" svg:x="12.418cm" svg:y="9.283cm">
          <draw:text-box>
            <text:p text:style-name="P3"><text:span text:style-name="T2">12</text:span></text:p>
          </draw:text-box>
        </draw:frame>
        <draw:frame draw:style-name="gr3" draw:text-style-name="P4" draw:layer="layout" svg:width="0.772cm" svg:height="0.458cm" svg:x="5.032cm" svg:y="8.377cm">
          <draw:text-box>
            <text:p text:style-name="P3"><text:span text:style-name="T1">PPN</text:span></text:p>
          </draw:text-box>
        </draw:frame>
        <draw:polygon draw:style-name="gr8" draw:text-style-name="P8" draw:layer="layout" svg:width="3.25cm" svg:height="0.622cm" svg:x="4.406cm" svg:y="6.929cm" svg:viewBox="0 0 3251 623" draw:points="0,0 3251,0 3251,623 0,623">
          <text:p/>
        </draw:polygon>
        <draw:frame draw:style-name="gr3" draw:text-style-name="P4" draw:layer="layout" svg:width="1.031cm" svg:height="0.458cm" svg:x="6.507cm" svg:y="8.377cm">
          <draw:text-box>
            <text:p text:style-name="P3"><text:span text:style-name="T1">Flags</text:span></text:p>
          </draw:text-box>
        </draw:frame>
        <draw:frame draw:style-name="gr3" draw:text-style-name="P4" draw:layer="layout" svg:width="0.394cm" svg:height="0.458cm" svg:x="4.063cm" svg:y="10.242cm">
          <draw:text-box>
            <text:p text:style-name="P3"><text:span text:style-name="T1">0</text:span></text:p>
          </draw:text-box>
        </draw:frame>
        <draw:line draw:style-name="gr10" draw:text-style-name="P9" draw:layer="layout" svg:x1="4.191cm" svg:y1="9.529cm" svg:x2="4.191cm" svg:y2="9.029cm">
          <text:p/>
        </draw:line>
        <draw:polygon draw:style-name="gr11" draw:text-style-name="P10" draw:layer="layout" svg:width="0.113cm" svg:height="0.197cm" svg:x="4.135cm" svg:y="9.001cm" svg:viewBox="0 0 114 198" draw:points="56,141 114,198 56,0 0,198">
          <text:p/>
        </draw:polygon>
        <draw:frame draw:style-name="gr3" draw:text-style-name="P4" draw:layer="layout" svg:width="0.394cm" svg:height="0.458cm" svg:x="4.063cm" svg:y="9.617cm">
          <draw:text-box>
            <text:p text:style-name="P3"><text:span text:style-name="T1">1</text:span></text:p>
          </draw:text-box>
        </draw:frame>
        <draw:polyline draw:style-name="gr12" draw:text-style-name="P9" draw:layer="layout" svg:width="0.7cm" svg:height="6.425cm" svg:x="3.284cm" svg:y="2.106cm" svg:viewBox="0 0 701 6426" draw:points="0,0 0,6426 701,6426">
          <text:p/>
        </draw:polyline>
        <draw:path draw:style-name="gr13" draw:text-style-name="P11" draw:layer="layout" svg:width="0.339cm" svg:height="0.249cm" svg:x="3.682cm" svg:y="8.406cm" svg:viewBox="0 0 340 250" svg:d="M0 0l340 125-340 125c54-74 54-175 0-250z">
          <text:p/>
        </draw:path>
        <draw:frame draw:style-name="gr7" draw:text-style-name="P7" draw:layer="layout" svg:width="0.366cm" svg:height="0.331cm" svg:x="6.648cm" svg:y="2.34cm">
          <draw:text-box>
            <text:p text:style-name="P3"><text:span text:style-name="T2">10</text:span></text:p>
          </draw:text-box>
        </draw:frame>
        <draw:polygon draw:style-name="gr6" draw:text-style-name="P6" draw:layer="layout" svg:width="1.385cm" svg:height="0.748cm" svg:x="0.645cm" svg:y="1.084cm" svg:viewBox="0 0 1386 749" draw:points="0,0 1386,0 1386,749 0,749">
          <text:p/>
        </draw:polygon>
        <draw:frame draw:style-name="gr3" draw:text-style-name="P4" draw:layer="layout" svg:width="2.093cm" svg:height="0.458cm" svg:x="4.976cm" svg:y="10.913cm">
          <draw:text-box>
            <text:p text:style-name="P3"><text:span text:style-name="T1">Page table</text:span></text:p>
          </draw:text-box>
        </draw:frame>
        <draw:frame draw:style-name="gr7" draw:text-style-name="P7" draw:layer="layout" svg:width="0.366cm" svg:height="0.331cm" svg:x="3.745cm" svg:y="0.66cm">
          <draw:text-box>
            <text:p text:style-name="P3"><text:span text:style-name="T2">27</text:span></text:p>
          </draw:text-box>
        </draw:frame>
        <draw:frame draw:style-name="gr14" draw:text-style-name="P12" draw:layer="layout" svg:width="0.908cm" svg:height="0.602cm" svg:x="0.968cm" svg:y="1.138cm">
          <draw:text-box>
            <text:p text:style-name="P3"><text:span text:style-name="T3">EXT</text:span></text:p>
          </draw:text-box>
        </draw:frame>
        <draw:frame draw:style-name="gr15" draw:text-style-name="P13" draw:layer="layout" svg:width="1.17cm" svg:height="0.497cm" svg:x="7.939cm" svg:y="2.359cm">
          <draw:text-box>
            <text:p text:style-name="P3"><text:span text:style-name="T4">2^27</text:span></text:p>
          </draw:text-box>
        </draw:frame>
        <draw:frame draw:style-name="gr7" draw:text-style-name="P7" draw:layer="layout" svg:width="0.366cm" svg:height="0.331cm" svg:x="5.088cm" svg:y="2.347cm">
          <draw:text-box>
            <text:p text:style-name="P3"><text:span text:style-name="T2">44</text:span></text:p>
          </draw:text-box>
        </draw:frame>
        <draw:frame draw:style-name="gr7" draw:text-style-name="P7" draw:layer="layout" svg:width="0.366cm" svg:height="0.331cm" svg:x="10.418cm" svg:y="9.331cm">
          <draw:text-box>
            <text:p text:style-name="P3"><text:span text:style-name="T2">44</text:span></text:p>
          </draw:text-box>
        </draw:frame>
        <draw:frame draw:style-name="gr16" draw:text-style-name="P14" draw:layer="layout" svg:width="0.916cm" svg:height="0.382cm" svg:x="3.625cm" svg:y="1.242cm">
          <draw:text-box>
            <text:p text:style-name="P3"><text:span text:style-name="T5">Index</text:span></text:p>
          </draw:text-box>
        </draw:frame>
        <draw:polygon draw:style-name="gr8" draw:text-style-name="P8" draw:layer="layout" svg:width="3.25cm" svg:height="0.623cm" svg:x="4.432cm" svg:y="5.692cm" svg:viewBox="0 0 3251 624" draw:points="0,0 3251,0 3251,624 0,624">
          <text:p/>
        </draw:polygon>
        <draw:polygon draw:style-name="gr8" draw:text-style-name="P8" draw:layer="layout" svg:width="3.25cm" svg:height="0.622cm" svg:x="4.432cm" svg:y="4.463cm" svg:viewBox="0 0 3251 623" draw:points="0,0 3251,0 3251,623 0,623">
          <text:p/>
        </draw:polygon>
        <draw:path draw:style-name="gr17" draw:text-style-name="P9" draw:layer="layout" svg:width="3.089cm" svg:height="0.041cm" svg:x="6.11cm" svg:y="8.558cm" svg:viewBox="0 0 3090 42" svg:d="M0 0c3039 0 3073 1 3073 1l17 41">
          <text:p/>
        </draw:path>
        <draw:path draw:style-name="gr18" draw:text-style-name="P15" draw:layer="layout" svg:width="0.167cm" svg:height="0.167cm" svg:x="6.024cm" svg:y="8.474cm" svg:viewBox="0 0 168 168" svg:d="M168 85c0 46-37 83-83 83-47 0-85-37-85-83 0-47 38-85 85-85 46 0 83 38 83 85z">
          <text:p/>
        </draw:path>
        <draw:path draw:style-name="gr19" draw:text-style-name="P15" draw:layer="layout" svg:width="0.184cm" svg:height="0.252cm" draw:transform="rotate (1.58388629618485) translate (9.1473991485805cm 8.64677110372055cm)" svg:viewBox="0 0 185 253" svg:d="M185 0l-89 253-96-251c55 40 130 39 185-2z">
          <text:p/>
        </draw:path>
        <draw:path draw:style-name="gr20" draw:text-style-name="P9" draw:layer="layout" svg:width="5.263cm" svg:height="6.979cm" svg:x="7.636cm" svg:y="1.42cm" svg:viewBox="0 0 5264 6980" svg:d="M0 19c5213-19 5239-19 5239-19l25 6980">
          <text:p/>
        </draw:path>
        <draw:path draw:style-name="gr21" draw:text-style-name="P15" draw:layer="layout" svg:width="0.212cm" svg:height="0.212cm" svg:x="7.528cm" svg:y="1.339cm" svg:viewBox="0 0 213 213" svg:d="M213 107c0 58-48 106-107 106-58 1-106-47-106-105 0-59 47-107 105-108 59 0 108 48 108 107z">
          <text:p/>
        </draw:path>
        <draw:path draw:style-name="gr22" draw:text-style-name="P15" draw:layer="layout" svg:width="0.234cm" svg:height="0.318cm" svg:x="12.765cm" svg:y="8.081cm" svg:viewBox="0 0 235 319" svg:d="M235 0l-117 319-118-319c69 52 164 51 235 0z">
          <text:p/>
        </draw:path>
        <draw:polygon draw:style-name="gr8" draw:text-style-name="P8" draw:layer="layout" svg:width="3.25cm" svg:height="0.623cm" svg:x="4.43cm" svg:y="3.231cm" svg:viewBox="0 0 3251 624" draw:points="0,0 3251,0 3251,624 0,624">
          <text:p/>
        </draw:polygon>
        <draw:frame draw:style-name="gr7" draw:text-style-name="P7" draw:layer="layout" svg:width="0.366cm" svg:height="0.331cm" svg:x="1.099cm" svg:y="0.48cm">
          <draw:text-box>
            <text:p text:style-name="P3"><text:span text:style-name="T2">25</text:span></text:p>
          </draw:text-box>
        </draw:frame>
        <draw:frame draw:style-name="gr16" draw:text-style-name="P14" draw:layer="layout" svg:width="0.425cm" svg:height="0.382cm" svg:x="-0.023cm" svg:y="1.242cm">
          <draw:text-box>
            <text:p text:style-name="P3"><text:span text:style-name="T5">64</text:span></text:p>
          </draw:text-box>
        </draw:frame>
        <draw:line draw:style-name="gr23" draw:text-style-name="P9" draw:layer="layout" svg:x1="6.406cm" svg:y1="2.679cm" svg:x2="6.406cm" svg:y2="10.779cm">
          <text:p/>
        </draw:line>
        <draw:frame draw:style-name="gr16" draw:text-style-name="P14" draw:layer="layout" svg:width="0.425cm" svg:height="0.382cm" svg:x="8.8cm" svg:y="8.99cm">
          <draw:text-box>
            <text:p text:style-name="P3"><text:span text:style-name="T5">5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Sans" svg:font-family="DejaVuSans" style:font-pitch="variable"/>
    <style:font-face style:name="Liberation Serif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Noto Serif CJK SC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3.701cm" fo:page-height="12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2-28T10:09:04.854802322</dc:date>
    <meta:editing-duration>PT4M46S</meta:editing-duration>
    <meta:editing-cycles>1</meta:editing-cycles>
    <meta:generator>LibreOffice/6.4.0.3$Linux_X86_64 LibreOffice_project/40$Build-3</meta:generator>
    <meta:document-statistic meta:object-count="43"/>
  </office:meta>
</office:document-meta>
</file>